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gaver Januar – Februar 2012</text:p>
      <text:p text:style-name="Standard"/>
      <text:p text:style-name="Standard">Mindre opgaver:</text:p>
      <text:list xml:id="list1860284384" text:style-name="L1">
        <text:list-item>
          <text:p text:style-name="P1">Export til CSV filer</text:p>
        </text:list-item>
        <text:list-item>
          <text:p text:style-name="P1">SVG Print</text:p>
        </text:list-item>
        <text:list-item>
          <text:p text:style-name="P1">Grid View -&gt; browse data (Manager)</text:p>
        </text:list-item>
      </text:list>
      <text:p text:style-name="Standard"/>
      <text:p text:style-name="Standard"/>
      <text:p text:style-name="Standard">Store opgaver:</text:p>
      <text:list xml:id="list1531575820" text:style-name="L2">
        <text:list-item>
          <text:p text:style-name="P2">Unique(ness) </text:p>
        </text:list-item>
        <text:list-item>
          <text:p text:style-name="P2">Dobbelt indtastning</text:p>
        </text:list-item>
        <text:list-item>
          <text:p text:style-name="P2">Kryptering</text:p>
        </text:list-item>
      </text:list>
      <text:p text:style-name="Standard"/>
      <text:p text:style-name="Standard">Mulige extra opgaver:</text:p>
      <text:list xml:id="list37998818" text:style-name="L3">
        <text:list-item>
          <text:p text:style-name="P3">Relate </text:p>
        </text:list-item>
        <text:list-item>
          <text:p text:style-name="P3">Oversættelse af interface</text:p>
        </text:list-item>
        <text:list-item>
          <text:p text:style-name="P3">Håndtering af externe Value Label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sten Christiansen</meta:initial-creator>
    <meta:creation-date>2012-01-09T10:21:19</meta:creation-date>
    <meta:document-statistic meta:table-count="0" meta:image-count="0" meta:object-count="0" meta:page-count="1" meta:paragraph-count="13" meta:word-count="46" meta:character-count="269" meta:non-whitespace-character-count="243"/>
    <dc:date>2012-01-09T10:24:12</dc:date>
    <dc:creator>Torsten Christiansen</dc:creator>
    <meta:editing-duration>PT2M55S</meta:editing-duration>
    <meta:editing-cycles>1</meta:editing-cycles>
    <meta:generator>LibreOffice/3.4$Unix LibreOffice_project/340m1$Build-402</meta:generator>
  </office:meta>
</office:document-meta>
</file>